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Normá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3" style:parent-style-name="Bekezdésalapbetűtípusa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5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6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7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8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9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0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1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2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3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4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5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16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T17" style:parent-style-name="Bekezdésalapbetűtípusa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18" style:parent-style-name="Listaszerűbekezdés" style:list-style-name="LFO2" style:family="paragraph"/>
    <style:style style:name="T19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0" style:parent-style-name="Bekezdésalapbetűtípusa" style:family="text">
      <style:text-properties style:font-name="Times New Roman" fo:font-size="12pt" style:font-size-asian="12pt" style:font-size-complex="12pt"/>
    </style:style>
    <style:style style:name="T21" style:parent-style-name="Bekezdésalapbetűtípusa" style:family="text">
      <style:text-properties style:font-name="Times New Roman" fo:font-size="12pt" style:font-size-asian="12pt" style:font-size-complex="12pt"/>
    </style:style>
    <style:style style:name="P22" style:parent-style-name="Listaszerűbekezdés" style:list-style-name="LFO2" style:family="paragraph"/>
    <style:style style:name="T23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4" style:parent-style-name="Bekezdésalapbetűtípusa" style:family="text">
      <style:text-properties style:font-name="Times New Roman" fo:font-size="12pt" style:font-size-asian="12pt" style:font-size-complex="12pt"/>
    </style:style>
    <style:style style:name="T25" style:parent-style-name="Bekezdésalapbetűtípusa" style:family="text">
      <style:text-properties style:font-name="Times New Roman" fo:font-size="12pt" style:font-size-asian="12pt" style:font-size-complex="12pt"/>
    </style:style>
    <style:style style:name="T26" style:parent-style-name="Bekezdésalapbetűtípusa" style:family="text">
      <style:text-properties style:font-name="Times New Roman" fo:font-size="12pt" style:font-size-asian="12pt" style:font-size-complex="12pt"/>
    </style:style>
    <style:style style:name="T27" style:parent-style-name="Bekezdésalapbetűtípusa" style:family="text">
      <style:text-properties style:font-name="Times New Roman" fo:font-size="12pt" style:font-size-asian="12pt" style:font-size-complex="12pt"/>
    </style:style>
    <style:style style:name="P28" style:parent-style-name="Listaszerűbekezdés" style:list-style-name="LFO2" style:family="paragraph"/>
    <style:style style:name="T29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0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1" style:parent-style-name="Bekezdésalapbetűtípusa" style:family="text">
      <style:text-properties style:font-name="Times New Roman" fo:font-size="12pt" style:font-size-asian="12pt" style:font-size-complex="12pt"/>
    </style:style>
    <style:style style:name="P32" style:parent-style-name="Listaszerűbekezdés" style:list-style-name="LFO2" style:family="paragraph"/>
    <style:style style:name="T33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4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5" style:parent-style-name="Bekezdésalapbetűtípusa" style:family="text">
      <style:text-properties style:font-name="Times New Roman" fo:font-size="12pt" style:font-size-asian="12pt" style:font-size-complex="12pt"/>
    </style:style>
    <style:style style:name="T36" style:parent-style-name="Bekezdésalapbetűtípusa" style:family="text">
      <style:text-properties style:font-name="Times New Roman" fo:font-size="12pt" style:font-size-asian="12pt" style:font-size-complex="12pt"/>
    </style:style>
    <style:style style:name="T37" style:parent-style-name="Bekezdésalapbetűtípusa" style:family="text">
      <style:text-properties style:font-name="Times New Roman" fo:font-size="12pt" style:font-size-asian="12pt" style:font-size-complex="12pt"/>
    </style:style>
    <style:style style:name="T38" style:parent-style-name="Bekezdésalapbetűtípusa" style:family="text">
      <style:text-properties style:font-name="Times New Roman" fo:font-size="12pt" style:font-size-asian="12pt" style:font-size-complex="12pt"/>
    </style:style>
    <style:style style:name="T39" style:parent-style-name="Bekezdésalapbetűtípusa" style:family="text">
      <style:text-properties style:font-name="Times New Roman" fo:font-size="12pt" style:font-size-asian="12pt" style:font-size-complex="12pt"/>
    </style:style>
    <style:style style:name="T40" style:parent-style-name="Bekezdésalapbetűtípusa" style:family="text">
      <style:text-properties style:font-name="Times New Roman" fo:font-size="12pt" style:font-size-asian="12pt" style:font-size-complex="12pt"/>
    </style:style>
    <style:style style:name="T41" style:parent-style-name="Bekezdésalapbetűtípusa" style:family="text">
      <style:text-properties style:font-name="Times New Roman" fo:font-size="12pt" style:font-size-asian="12pt" style:font-size-complex="12pt"/>
    </style:style>
    <style:style style:name="T42" style:parent-style-name="Bekezdésalapbetűtípusa" style:family="text">
      <style:text-properties style:font-name="Times New Roman" fo:font-size="12pt" style:font-size-asian="12pt" style:font-size-complex="12pt"/>
    </style:style>
    <style:style style:name="T43" style:parent-style-name="Bekezdésalapbetűtípusa" style:family="text">
      <style:text-properties style:font-name="Times New Roman" fo:font-size="12pt" style:font-size-asian="12pt" style:font-size-complex="12pt"/>
    </style:style>
    <style:style style:name="T44" style:parent-style-name="Bekezdésalapbetűtípusa" style:family="text">
      <style:text-properties style:font-name="Times New Roman"/>
    </style:style>
    <style:style style:name="T45" style:parent-style-name="Bekezdésalapbetűtípusa" style:family="text">
      <style:text-properties style:font-name="Times New Roman"/>
    </style:style>
    <style:style style:name="T46" style:parent-style-name="Bekezdésalapbetűtípusa" style:family="text">
      <style:text-properties style:font-name="Times New Roman"/>
    </style:style>
    <style:style style:name="T47" style:parent-style-name="Bekezdésalapbetűtípusa" style:family="text">
      <style:text-properties style:font-name="Times New Roman"/>
    </style:style>
    <style:style style:name="T48" style:parent-style-name="Bekezdésalapbetűtípusa" style:family="text">
      <style:text-properties style:font-name="Times New Roman"/>
    </style:style>
    <style:style style:name="T49" style:parent-style-name="Bekezdésalapbetűtípusa" style:family="text">
      <style:text-properties style:font-name="Times New Roman"/>
    </style:style>
    <style:style style:name="T50" style:parent-style-name="Bekezdésalapbetűtípusa" style:family="text">
      <style:text-properties style:font-name="Times New Roman"/>
    </style:style>
    <style:style style:name="P51" style:parent-style-name="Listaszerűbekezdés" style:list-style-name="LFO2" style:family="paragraph"/>
    <style:style style:name="T52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3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4" style:parent-style-name="Bekezdésalapbetűtípusa" style:family="text">
      <style:text-properties style:font-name="Times New Roman" fo:font-size="12pt" style:font-size-asian="12pt" style:font-size-complex="12pt"/>
    </style:style>
    <style:style style:name="T55" style:parent-style-name="Bekezdésalapbetűtípusa" style:family="text">
      <style:text-properties style:font-name="Times New Roman" fo:font-size="12pt" style:font-size-asian="12pt" style:font-size-complex="12pt"/>
    </style:style>
    <style:style style:name="T56" style:parent-style-name="Bekezdésalapbetűtípusa" style:family="text">
      <style:text-properties style:font-name="Times New Roman" fo:font-size="12pt" style:font-size-asian="12pt" style:font-size-complex="12pt"/>
    </style:style>
    <style:style style:name="T57" style:parent-style-name="Bekezdésalapbetűtípusa" style:family="text">
      <style:text-properties style:font-name="Times New Roman" fo:font-size="12pt" style:font-size-asian="12pt" style:font-size-complex="12pt"/>
    </style:style>
    <style:style style:name="T58" style:parent-style-name="Bekezdésalapbetűtípusa" style:family="text">
      <style:text-properties style:font-name="Times New Roman" fo:font-size="12pt" style:font-size-asian="12pt" style:font-size-complex="12pt"/>
    </style:style>
    <style:style style:name="T59" style:parent-style-name="Bekezdésalapbetűtípusa" style:family="text">
      <style:text-properties style:font-name="Times New Roman" fo:font-size="12pt" style:font-size-asian="12pt" style:font-size-complex="12pt"/>
    </style:style>
    <style:style style:name="T60" style:parent-style-name="Bekezdésalapbetűtípusa" style:family="text">
      <style:text-properties style:font-name="Times New Roman" fo:font-size="12pt" style:font-size-asian="12pt" style:font-size-complex="12pt"/>
    </style:style>
    <style:style style:name="P61" style:parent-style-name="Listaszerűbekezdés" style:list-style-name="LFO2" style:family="paragraph"/>
    <style:style style:name="T62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3" style:parent-style-name="Bekezdésalapbetűtípusa" style:family="text">
      <style:text-properties style:font-name="Times New Roman" fo:font-size="12pt" style:font-size-asian="12pt" style:font-size-complex="12pt"/>
    </style:style>
    <style:style style:name="T64" style:parent-style-name="Bekezdésalapbetűtípusa" style:family="text">
      <style:text-properties style:font-name="Times New Roman" fo:font-size="12pt" style:font-size-asian="12pt" style:font-size-complex="12pt"/>
    </style:style>
    <style:style style:name="T65" style:parent-style-name="Bekezdésalapbetűtípusa" style:family="text">
      <style:text-properties style:font-name="Times New Roman" fo:font-size="12pt" style:font-size-asian="12pt" style:font-size-complex="12pt"/>
    </style:style>
    <style:style style:name="T66" style:parent-style-name="Bekezdésalapbetűtípusa" style:family="text">
      <style:text-properties style:font-name="Times New Roman" fo:font-size="12pt" style:font-size-asian="12pt" style:font-size-complex="12pt"/>
    </style:style>
    <style:style style:name="P67" style:parent-style-name="Listaszerűbekezdés" style:list-style-name="LFO2" style:family="paragraph"/>
    <style:style style:name="T68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9" style:parent-style-name="Bekezdésalapbetűtípusa" style:family="text">
      <style:text-properties style:font-name="Times New Roman" fo:font-size="12pt" style:font-size-asian="12pt" style:font-size-complex="12pt"/>
    </style:style>
    <style:style style:name="T70" style:parent-style-name="Bekezdésalapbetűtípusa" style:family="text">
      <style:text-properties style:font-name="Times New Roman" fo:font-size="12pt" style:font-size-asian="12pt" style:font-size-complex="12pt"/>
    </style:style>
    <style:style style:name="T71" style:parent-style-name="Bekezdésalapbetűtípusa" style:family="text">
      <style:text-properties style:font-name="Times New Roman" fo:font-size="12pt" style:font-size-asian="12pt" style:font-size-complex="12pt"/>
    </style:style>
    <style:style style:name="T72" style:parent-style-name="Bekezdésalapbetűtípusa" style:family="text">
      <style:text-properties style:font-name="Times New Roman" fo:font-size="12pt" style:font-size-asian="12pt" style:font-size-complex="12pt"/>
    </style:style>
    <style:style style:name="T73" style:parent-style-name="Bekezdésalapbetűtípusa" style:family="text">
      <style:text-properties style:font-name="Times New Roman" fo:font-size="12pt" style:font-size-asian="12pt" style:font-size-complex="12pt"/>
    </style:style>
    <style:style style:name="T74" style:parent-style-name="Bekezdésalapbetűtípusa" style:family="text">
      <style:text-properties style:font-name="Times New Roman" fo:font-size="12pt" style:font-size-asian="12pt" style:font-size-complex="12pt"/>
    </style:style>
    <style:style style:name="T75" style:parent-style-name="Bekezdésalapbetűtípusa" style:family="text">
      <style:text-properties style:font-name="Times New Roman" fo:font-size="12pt" style:font-size-asian="12pt" style:font-size-complex="12pt"/>
    </style:style>
    <style:style style:name="T76" style:parent-style-name="Bekezdésalapbetűtípusa" style:family="text">
      <style:text-properties style:font-name="Times New Roman" fo:font-size="12pt" style:font-size-asian="12pt" style:font-size-complex="12pt"/>
    </style:style>
    <style:style style:name="T77" style:parent-style-name="Bekezdésalapbetűtípusa" style:family="text">
      <style:text-properties style:font-name="Times New Roman" fo:font-size="12pt" style:font-size-asian="12pt" style:font-size-complex="12pt"/>
    </style:style>
    <style:style style:name="P78" style:parent-style-name="Listaszerűbekezdés" style:list-style-name="LFO2" style:family="paragraph"/>
    <style:style style:name="T79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80" style:parent-style-name="Bekezdésalapbetűtípusa" style:family="text">
      <style:text-properties style:font-name="Times New Roman" fo:font-size="12pt" style:font-size-asian="12pt" style:font-size-complex="12pt"/>
    </style:style>
    <style:style style:name="T81" style:parent-style-name="Bekezdésalapbetűtípusa" style:family="text">
      <style:text-properties style:font-name="Times New Roman" fo:font-size="12pt" style:font-size-asian="12pt" style:font-size-complex="12pt"/>
    </style:style>
    <style:style style:name="T82" style:parent-style-name="Bekezdésalapbetűtípusa" style:family="text">
      <style:text-properties style:font-name="Times New Roman" fo:font-size="12pt" style:font-size-asian="12pt" style:font-size-complex="12pt"/>
    </style:style>
    <style:style style:name="T83" style:parent-style-name="Bekezdésalapbetűtípusa" style:family="text">
      <style:text-properties style:font-name="Times New Roman" fo:font-size="12pt" style:font-size-asian="12pt" style:font-size-complex="12pt"/>
    </style:style>
    <style:style style:name="T84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85" style:parent-style-name="Bekezdésalapbetűtípusa" style:family="text">
      <style:text-properties style:font-name="Times New Roman" fo:font-size="12pt" style:font-size-asian="12pt" style:font-size-complex="12pt"/>
    </style:style>
    <style:style style:name="T86" style:parent-style-name="Bekezdésalapbetűtípusa" style:family="text">
      <style:text-properties style:font-name="Times New Roman" fo:font-size="12pt" style:font-size-asian="12pt" style:font-size-complex="12pt"/>
    </style:style>
    <style:style style:name="T87" style:parent-style-name="Bekezdésalapbetűtípusa" style:family="text">
      <style:text-properties style:font-name="Times New Roman" fo:font-size="12pt" style:font-size-asian="12pt" style:font-size-complex="12pt"/>
    </style:style>
    <style:style style:name="T88" style:parent-style-name="Bekezdésalapbetűtípusa" style:family="text">
      <style:text-properties style:font-name="Times New Roman" fo:font-size="12pt" style:font-size-asian="12pt" style:font-size-complex="12pt"/>
    </style:style>
    <style:style style:name="P89" style:parent-style-name="Listaszerűbekezdés" style:list-style-name="LFO2" style:family="paragraph"/>
    <style:style style:name="T90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1" style:parent-style-name="Bekezdésalapbetűtípusa" style:family="text">
      <style:text-properties style:font-name="Times New Roman" fo:font-size="12pt" style:font-size-asian="12pt" style:font-size-complex="12pt"/>
    </style:style>
    <style:style style:name="T92" style:parent-style-name="Bekezdésalapbetűtípusa" style:family="text">
      <style:text-properties style:font-name="Times New Roman" fo:font-size="12pt" style:font-size-asian="12pt" style:font-size-complex="12pt"/>
    </style:style>
    <style:style style:name="T93" style:parent-style-name="Bekezdésalapbetűtípusa" style:family="text">
      <style:text-properties style:font-name="Times New Roman" fo:font-size="12pt" style:font-size-asian="12pt" style:font-size-complex="12pt"/>
    </style:style>
    <style:style style:name="T94" style:parent-style-name="Bekezdésalapbetűtípusa" style:family="text">
      <style:text-properties style:font-name="Times New Roman" fo:font-size="12pt" style:font-size-asian="12pt" style:font-size-complex="12pt"/>
    </style:style>
    <style:style style:name="T95" style:parent-style-name="Bekezdésalapbetűtípusa" style:family="text">
      <style:text-properties style:font-name="Times New Roman" fo:font-size="12pt" style:font-size-asian="12pt" style:font-size-complex="12pt"/>
    </style:style>
    <style:style style:name="T96" style:parent-style-name="Bekezdésalapbetűtípusa" style:family="text">
      <style:text-properties style:font-name="Times New Roman" fo:font-size="12pt" style:font-size-asian="12pt" style:font-size-complex="12pt"/>
    </style:style>
    <style:style style:name="T97" style:parent-style-name="Bekezdésalapbetűtípusa" style:family="text">
      <style:text-properties style:font-name="Times New Roman" fo:font-size="12pt" style:font-size-asian="12pt" style:font-size-complex="12pt"/>
    </style:style>
    <style:style style:name="T98" style:parent-style-name="Bekezdésalapbetűtípusa" style:family="text">
      <style:text-properties style:font-name="Times New Roman" fo:font-size="12pt" style:font-size-asian="12pt" style:font-size-complex="12pt"/>
    </style:style>
    <style:style style:name="T99" style:parent-style-name="Bekezdésalapbetűtípusa" style:family="text">
      <style:text-properties style:font-name="Times New Roman" fo:font-size="12pt" style:font-size-asian="12pt" style:font-size-complex="12pt"/>
    </style:style>
    <style:style style:name="T100" style:parent-style-name="Bekezdésalapbetűtípusa" style:family="text">
      <style:text-properties style:font-name="Times New Roman" fo:font-size="12pt" style:font-size-asian="12pt" style:font-size-complex="12pt"/>
    </style:style>
    <style:style style:name="T101" style:parent-style-name="Bekezdésalapbetűtípusa" style:family="text">
      <style:text-properties style:font-name="Times New Roman" fo:font-size="12pt" style:font-size-asian="12pt" style:font-size-complex="12pt"/>
    </style:style>
    <style:style style:name="T102" style:parent-style-name="Bekezdésalapbetűtípusa" style:family="text">
      <style:text-properties style:font-name="Times New Roman" fo:font-size="12pt" style:font-size-asian="12pt" style:font-size-complex="12pt"/>
    </style:style>
    <style:style style:name="T103" style:parent-style-name="Bekezdésalapbetűtípusa" style:family="text">
      <style:text-properties style:font-name="Times New Roman" fo:font-size="12pt" style:font-size-asian="12pt" style:font-size-complex="12pt"/>
    </style:style>
    <style:style style:name="T104" style:parent-style-name="Bekezdésalapbetűtípusa" style:family="text">
      <style:text-properties style:font-name="Times New Roman" fo:font-size="12pt" style:font-size-asian="12pt" style:font-size-complex="12pt"/>
    </style:style>
    <style:style style:name="T105" style:parent-style-name="Bekezdésalapbetűtípusa" style:family="text">
      <style:text-properties style:font-name="Times New Roman" fo:font-size="12pt" style:font-size-asian="12pt" style:font-size-complex="12pt"/>
    </style:style>
    <style:style style:name="T106" style:parent-style-name="Bekezdésalapbetűtípusa" style:family="text">
      <style:text-properties style:font-name="Times New Roman" fo:font-size="12pt" style:font-size-asian="12pt" style:font-size-complex="12pt"/>
    </style:style>
    <style:style style:name="T107" style:parent-style-name="Bekezdésalapbetűtípusa" style:family="text">
      <style:text-properties style:font-name="Times New Roman" fo:font-size="12pt" style:font-size-asian="12pt" style:font-size-complex="12pt"/>
    </style:style>
    <style:style style:name="P108" style:parent-style-name="Listaszerűbekezdés" style:list-style-name="LFO2" style:family="paragraph"/>
    <style:style style:name="T109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10" style:parent-style-name="Bekezdésalapbetűtípusa" style:family="text">
      <style:text-properties style:font-name="Times New Roman" fo:font-size="12pt" style:font-size-asian="12pt" style:font-size-complex="12pt"/>
    </style:style>
    <style:style style:name="T111" style:parent-style-name="Bekezdésalapbetűtípusa" style:family="text">
      <style:text-properties style:font-name="Times New Roman" fo:font-size="12pt" style:font-size-asian="12pt" style:font-size-complex="12pt"/>
    </style:style>
    <style:style style:name="T112" style:parent-style-name="Bekezdésalapbetűtípusa" style:family="text">
      <style:text-properties style:font-name="Times New Roman" fo:font-size="12pt" style:font-size-asian="12pt" style:font-size-complex="12pt"/>
    </style:style>
    <style:style style:name="T113" style:parent-style-name="Bekezdésalapbetűtípusa" style:family="text">
      <style:text-properties style:font-name="Times New Roman" fo:font-size="12pt" style:font-size-asian="12pt" style:font-size-complex="12pt"/>
    </style:style>
    <style:style style:name="T114" style:parent-style-name="Bekezdésalapbetűtípusa" style:family="text">
      <style:text-properties style:font-name="Times New Roman" fo:font-size="12pt" style:font-size-asian="12pt" style:font-size-complex="12pt"/>
    </style:style>
    <style:style style:name="T115" style:parent-style-name="Bekezdésalapbetűtípusa" style:family="text">
      <style:text-properties style:font-name="Times New Roman" fo:font-size="12pt" style:font-size-asian="12pt" style:font-size-complex="12pt"/>
    </style:style>
    <style:style style:name="T116" style:parent-style-name="Bekezdésalapbetűtípusa" style:family="text">
      <style:text-properties style:font-name="Times New Roman" fo:font-size="12pt" style:font-size-asian="12pt" style:font-size-complex="12pt"/>
    </style:style>
    <style:style style:name="T117" style:parent-style-name="Bekezdésalapbetűtípusa" style:family="text">
      <style:text-properties style:font-name="Times New Roman" fo:font-size="12pt" style:font-size-asian="12pt" style:font-size-complex="12pt"/>
    </style:style>
    <style:style style:name="P118" style:parent-style-name="Listaszerűbekezdés" style:list-style-name="LFO2" style:family="paragraph"/>
    <style:style style:name="T119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0" style:parent-style-name="Bekezdésalapbetűtípusa" style:family="text">
      <style:text-properties style:font-name="Times New Roman" fo:font-size="12pt" style:font-size-asian="12pt" style:font-size-complex="12pt"/>
    </style:style>
    <style:style style:name="T121" style:parent-style-name="Bekezdésalapbetűtípusa" style:family="text">
      <style:text-properties style:font-name="Times New Roman" fo:font-size="12pt" style:font-size-asian="12pt" style:font-size-complex="12pt"/>
    </style:style>
    <style:style style:name="T122" style:parent-style-name="Bekezdésalapbetűtípusa" style:family="text">
      <style:text-properties style:font-name="Times New Roman" fo:font-size="12pt" style:font-size-asian="12pt" style:font-size-complex="12pt"/>
    </style:style>
    <style:style style:name="T123" style:parent-style-name="Bekezdésalapbetűtípusa" style:family="text">
      <style:text-properties style:font-name="Times New Roman" fo:font-size="12pt" style:font-size-asian="12pt" style:font-size-complex="12pt"/>
    </style:style>
    <style:style style:name="T124" style:parent-style-name="Bekezdésalapbetűtípusa" style:family="text">
      <style:text-properties style:font-name="Times New Roman" fo:font-size="12pt" style:font-size-asian="12pt" style:font-size-complex="12pt"/>
    </style:style>
    <style:style style:name="T125" style:parent-style-name="Bekezdésalapbetűtípusa" style:family="text">
      <style:text-properties style:font-name="Times New Roman" fo:font-size="12pt" style:font-size-asian="12pt" style:font-size-complex="12pt"/>
    </style:style>
    <style:style style:name="T126" style:parent-style-name="Bekezdésalapbetűtípusa" style:family="text">
      <style:text-properties style:font-name="Times New Roman" fo:font-size="12pt" style:font-size-asian="12pt" style:font-size-complex="12pt"/>
    </style:style>
    <style:style style:name="T127" style:parent-style-name="Bekezdésalapbetűtípusa" style:family="text">
      <style:text-properties style:font-name="Times New Roman" fo:font-size="12pt" style:font-size-asian="12pt" style:font-size-complex="12pt"/>
    </style:style>
    <style:style style:name="T128" style:parent-style-name="Bekezdésalapbetűtípusa" style:family="text">
      <style:text-properties style:font-name="Times New Roman" fo:font-size="12pt" style:font-size-asian="12pt" style:font-size-complex="12pt"/>
    </style:style>
    <style:style style:name="P129" style:parent-style-name="Normá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0" style:parent-style-name="Listaszerűbekezdés" style:list-style-name="LFO2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1" style:parent-style-name="Listaszerűbekezdés" style:list-style-name="LFO2" style:family="paragraph"/>
    <style:style style:name="T132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3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4" style:parent-style-name="Bekezdésalapbetűtípusa" style:family="text">
      <style:text-properties style:font-name="Times New Roman" fo:font-size="12pt" style:font-size-asian="12pt" style:font-size-complex="12pt"/>
    </style:style>
    <style:style style:name="P135" style:parent-style-name="Listaszerűbekezdés" style:list-style-name="LFO2" style:family="paragraph"/>
    <style:style style:name="T136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7" style:parent-style-name="Bekezdésalapbetűtípusa" style:family="text">
      <style:text-properties style:font-name="Times New Roman" fo:font-size="12pt" style:font-size-asian="12pt" style:font-size-complex="12pt"/>
    </style:style>
    <style:style style:name="T138" style:parent-style-name="Bekezdésalapbetűtípusa" style:family="text">
      <style:text-properties style:font-name="Times New Roman" fo:font-size="12pt" style:font-size-asian="12pt" style:font-size-complex="12pt"/>
    </style:style>
    <style:style style:name="P139" style:parent-style-name="Listaszerűbekezdés" style:list-style-name="LFO2" style:family="paragraph"/>
    <style:style style:name="T140" style:parent-style-name="Bekezdésalapbetűtípusa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41" style:parent-style-name="Bekezdésalapbetűtípusa" style:family="text">
      <style:text-properties style:font-name="Times New Roman" fo:font-size="12pt" style:font-size-asian="12pt" style:font-size-complex="12pt"/>
    </style:style>
    <style:style style:name="T142" style:parent-style-name="Bekezdésalapbetűtípusa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Programozói dokumentáció-Prog1 nyilvántartás-Félkész</text:p>
      <text:p text:style-name="P2">HUBX6D-Sági Barnabás</text:p>
      <text:p text:style-name="Normál"><text:span text:style-name="T3">Szükséges fájlok:</text:span></text:p>
      <text:list text:style-name="LFO1" text:continue-numbering="true">
        <text:list-item>
          <text:p text:style-name="P4">DIAK.txt: Ebben vannak eltárolva a hallgatók adatai, a formátuma pedig minden esetben egy vesszőkkel elválasztott szöveg, amely<text:s/>hallgatónként sorokra van osztva, és a benne szereplő adatok ebben a sorrendben a következőek:</text:p>
          <text:list text:continue-numbering="true">
            <text:list-item>
              <text:p text:style-name="P5">Név: tetszőleges hosszú, de maximum 50karakter(+ a lezáró ’\0’-&gt;ez mindenhol ott van, többihez nem írom ki).</text:p>
            </text:list-item>
            <text:list-item>
              <text:p text:style-name="P6">Neptun-kód: pontosan 6 karakter.</text:p>
            </text:list-item>
            <text:list-item>
              <text:p text:style-name="P7">KisZH: pontosan 2 karakter(szám).</text:p>
            </text:list-item>
            <text:list-item>
              <text:p text:style-name="P8">ZH: pontosan 2 karakter(szám).</text:p>
            </text:list-item>
            <text:list-item>
              <text:p text:style-name="P9">Házifeladat: pontosan 2 karakter(szám).</text:p>
            </text:list-item>
            <text:list-item>
              <text:p text:style-name="P10">Labor száma: pontosan 2 karakter(szám).</text:p>
            </text:list-item>
            <text:list-item>
              <text:p text:style-name="P11">Labor neve: pontosan 3 karakter.</text:p>
            </text:list-item>
            <text:list-item>
              <text:p text:style-name="P12">Gyakorlat neve: pontosan 3 karakter.</text:p>
            </text:list-item>
            <text:list-item>
              <text:p text:style-name="P13">Előadás neve: pontosan 2 karakter.</text:p>
            </text:list-item>
          </text:list>
        </text:list-item>
        <text:list-item>
          <text:p text:style-name="P14">OKTATO.txt: Ebben vannak<text:s/>eltárolva az oktatók adatai, megegyezik a DIAK.txt formátumával, annyi kivétellel, hogy csak a nevet, labor nevet, gyakorlat nevet és előadás nevet tárolja.</text:p>
        </text:list-item>
        <text:list-item>
          <text:p text:style-name="P15">GYAK.txt: Itt soronként egy darab gyakorlat név kerül tárolásra.</text:p>
        </text:list-item>
        <text:list-item>
          <text:p text:style-name="P16">LAB.txt: Itt soronként egy<text:s/>darab labor név kerül tárolásra.</text:p>
        </text:list-item>
      </text:list>
      <text:p text:style-name="Normál"><text:span text:style-name="T17">A program:</text:span></text:p>
      <text:list text:style-name="LFO2" text:continue-numbering="true">
        <text:list-item>
          <text:p text:style-name="P18"><text:span text:style-name="T19">main.c:<text:s/></text:span><text:span text:style-name="T20">Ez az alapköve, innen léphetünk be a megfelelő menübe és léphetünk ki a programból. A megfelelő menü kiválasztására a switch-esetszétválasztásos módszer tűnt a leghatékonyabbnak. A programból való kilépés</text:span><text:span text:style-name="T21">t egy do-while hátultesztelős ciklus segíti, mely a megfelelő adatra(’9’) befejezi a futást, ezzel vége is a programnak.</text:span></text:p>
        </text:list-item>
        <text:list-item>
          <text:p text:style-name="P22"><text:span text:style-name="T23">Második lépcsős menük(gyakeslabmenu.c, oktatokmenu.c, hallgatokmenu.c):<text:s/></text:span><text:span text:style-name="T24">Működésben megegyeznek a main-nel, a menpontjaik a kilépések ki</text:span><text:span text:style-name="T25">vételével egy-egy függvényt hívnak meg.</text:span><text:span text:style-name="T26"><text:s/></text:span><text:span text:style-name="T27">Egyetlen függvény hajtódik végre, melyek a main függvénynek csak egy bool értéket adnak vissza.</text:span></text:p>
        </text:list-item>
        <text:list-item>
          <text:p text:style-name="P28"><text:span text:style-name="T29">s</text:span><text:span text:style-name="T30">tructok.h:<text:s/></text:span><text:span text:style-name="T31">Itt vannak a megfelelő struktúrák(minden egyes adattípushoz), melyek igazodnak a fent említett formátumokhoz, illetve felépítésükben megfelelnek, hogy láncolt listát lehessen velük felépíteni.</text:span></text:p>
        </text:list-item>
        <text:list-item>
          <text:p text:style-name="P32"><text:span text:style-name="T33">beolvas.</text:span><text:span text:style-name="T34">c:<text:s/></text:span><text:span text:style-name="T35">Itt struktúránként szétválasztva</text:span><text:span text:style-name="T36">(külön függvénnyel)</text:span><text:span text:style-name="T37">, soronként beolvasásra kerülnek a txt fájlok. Minden egyes új elemmel létrejön egy láncolt lista következő eleme, melybe<text:s/></text:span><text:span text:style-name="T38">egyből betöltésre kerülnek a megfelelő adatok. A módszer, amellyel ezt<text:s/></text:span><text:soft-page-break/><text:span text:style-name="T39">a betöltést végzi a program<text:s/></text:span><text:span text:style-name="T40">elég átlátható, a nevet az első ’,’ karakterig olvassa be, a többi adatot pedig(mivel azoknak a hossza mindig megegyezik) könnyen beolvashatóak egy kis matekkal. A beolvasás során a láncolt lista(név szerint, ABC rendben) rendezett formában épül fel, ezzel</text:span><text:span text:style-name="T41"><text:s/>nagyban megkönnyítve a programban futó sorba rendezéseket. Két féle felépítést valósítottam meg, az egyik a nevek szerinti, másik a pontok szerinti(ez szükséges a pontok szerinti kiíráshoz). Ennek állítását egy egyszerű bool visszatérési értékkel rendelke</text:span><text:span text:style-name="T42">ző segédfüggvény végzi, mely az állítandó értéktől függően kapja az igen-nem instrukciót, amely már szükséges a beolvas_diak függvény meghívásakor is.</text:span><text:span text:style-name="T43"><text:s/>A beolvasással foglalkozó függvényeknek</text:span><text:span text:style-name="T44"><text:s/>a beolvas_diakon kívül nincs paraméterük, visszatérési értékük pedig a lista első eleme.</text:span><text:span text:style-name="T45"><text:s/>A függvények tudják<text:s/></text:span><text:span text:style-name="T46">kezelni a nem megfelelő fájlmegny</text:span><text:span text:style-name="T47">ílást</text:span><text:span text:style-name="T48">, ekkor NUL</text:span><text:span text:style-name="T49">L</text:span><text:span text:style-name="T50">-al térnek vissza.</text:span></text:p>
        </text:list-item>
        <text:list-item>
          <text:p text:style-name="P51"><text:span text:style-name="T52">k</text:span><text:span text:style-name="T53">iir.c:<text:s/></text:span><text:span text:style-name="T54">Struktúránként szétválasztva</text:span><text:span text:style-name="T55">(külön függvényekkel)</text:span><text:span text:style-name="T56"><text:s/>fájlba írja az adatokat, a megfelelő formátumban(láncolt listán megy</text:span><text:span text:style-name="T57"><text:s/>végig).</text:span><text:span text:style-name="T58"><text:s/>A függvényeknek nincs visszatérési értéke, paraméterük pedig a lista első eleme.</text:span><text:span text:style-name="T59"><text:s/>A rendezett beolvasás miatt, a kimenetre már a rendezett láncolt lista kerül kiírásra(csak a névsor szerint rendezett, mert a másik sehol nem kerül kiírásra.)</text:span><text:span text:style-name="T60"><text:s/>A függvények tudják kezelni a nem megfelelő fájlmegnyílást, illetve azt is ha elem nélküli listát kapnak(for el sem indul).</text:span></text:p>
        </text:list-item>
        <text:list-item>
          <text:p text:style-name="P61"><text:span text:style-name="T62">felszabadit.c:<text:s/></text:span><text:span text:style-name="T63">Struktúránként egyszerű felszabadító függvények, melyek láncolt listákra<text:s/></text:span><text:span text:style-name="T64">szakosodtak.</text:span><text:span text:style-name="T65"><text:s/>Nincs visszatérési értékük, paraméterük a lista első eleme</text:span><text:span text:style-name="T66">, tud kezelni elem nélküli listát is(NULL).</text:span></text:p>
        </text:list-item>
        <text:list-item>
          <text:p text:style-name="P67"><text:span text:style-name="T68">keresesek.c:<text:s/></text:span><text:span text:style-name="T69">Itt megvalósulnak a megfelelő keresések diák név, diák neptun-kód, oktató név alapján, egyszerű keresés láncolt listában, melyet a beolvasás megfelelő függvényével csinál, majd a megfelelő adatok kiírása, ezek után a beolvasás sor</text:span><text:span text:style-name="T70">án lefoglalt memória felszabadítása a megfelelő felszabadító függvénnyel. A függvények nem adnak vissza értéket és hívásuk során sincs szükségük paraméterekre</text:span><text:span text:style-name="T71">, egyszerűen kiírják a láncolt listát</text:span><text:span text:style-name="T72">, illetve visszajeleznek a nincsilyen<text:s/></text:span><text:span text:style-name="T73">segéd</text:span><text:span text:style-name="T74">függvény</text:span><text:span text:style-name="T75">(listaz.c-ben van)</text:span><text:span text:style-name="T76"><text:s/>segítségével, ha nincs találat.</text:span><text:span text:style-name="T77"><text:s/>Képesek kezelni az elem nélküli(NULL, a for „ellenőrzi”)listákat.</text:span></text:p>
        </text:list-item>
        <text:list-item>
          <text:p text:style-name="P78"><text:span text:style-name="T79">hozzaad.c:<text:s/></text:span><text:span text:style-name="T80">Itt történik meg az új oktató, hallgató, gyakorlat, labor felvétel. A függvények kiss</text:span><text:span text:style-name="T81">é hosszúak, de a kérdések miatt nem igazán lehet rövidebbeket készíteni. A kérdések után kerülnek beolvasásra a megfelelő adatok. A függvények előszőr lefoglalnak egy új láncolt lista elemet, majd<text:s/></text:span><text:span text:style-name="T82">a beolvasással kapcsolatos függvényt meghívják, ekkor létrejön a meglévő adatokból egy láncolt lista</text:span><text:span text:style-name="T83"><text:s/>és ehhez fűzik az új elemet. Ezek után kiírják a megfelelő függvény segítségével a fájlba az új láncolt listát(mely egy elemmel bővül), majd felszabadítják a lefoglalt memóriát.</text:span><text:span text:style-name="T84"><text:s/></text:span><text:span text:style-name="T85">A függvények nem adnak vissza értéket és hívásuk során sincs szükségük paramé</text:span><text:span text:style-name="T86">terekre.</text:span><text:span text:style-name="T87"><text:s/></text:span><text:span text:style-name="T88">Képesek kezelni az eddig elem nélküli(NULL, a while „ellenőrzi”)listákat, ebben az esetben egy elemű listában létrehozzák az első elemet.</text:span></text:p>
        </text:list-item>
        <text:list-item>
          <text:p text:style-name="P89"><text:span text:style-name="T90">listaz.c:<text:s/></text:span><text:span text:style-name="T91">A függvények a megfelelő kritériumok alapján kilistázzak a megfelelő adathalmazokat. Itt van<text:s/></text:span><text:span text:style-name="T92">pár</text:span><text:span text:style-name="T93"><text:s/>„helyi”(static)</text:span><text:span text:style-name="T94">, illetve sima segéd</text:span><text:span text:style-name="T95">függvényem,<text:s/></text:span><text:span text:style-name="T96">amik</text:span><text:span text:style-name="T97"><text:s/></text:span><text:span text:style-name="T98">segítenek</text:span><text:span text:style-name="T99"><text:s/>a jobb átláthatóságban, hiszen ez a .c egy elég hosszúra sikeredett programrész lett. A függvénye</text:span><text:span text:style-name="T100">k minden esetben beolvasnak, kiírnak</text:span><text:span text:style-name="T101">(kimenetre, nem fájlba)</text:span><text:span text:style-name="T102">, majd a beolvasás által lefoglalt memóriát felszabadítják. A függvények nem adnak vissza értéket és hívásuk során sincs szükségük paraméterekre.</text:span><text:span text:style-name="T103"><text:s/>Az osztalyzat segédfüggvény az osztályzatot számolja ki a pontok összege alapján(paraméter), majd visszatér a jeggyel. A nincsilyen segédfüggvény meghívásra kerül a keresések során, amennyiben hamis érték a paramétere, vagyis a függvény amely meghívta nem talált<text:s/></text:span><text:soft-page-break/><text:span text:style-name="T104">senkit, akkor ezt ki is írja(visszajelzés). A<text:s/></text:span><text:span text:style-name="T105">kovetelmenyek</text:span><text:span text:style-name="T106"><text:s/>segédfüggvény egyszerűen a négy paraméter alapján ellenőrzi a követelmények meglétét, visszatérési értéke pedig egy bool válasz.</text:span><text:span text:style-name="T107"><text:s/>Képesek kezelni az elem nélküli(NULL, a for „ellenőrzi”)listákat.</text:span></text:p>
        </text:list-item>
        <text:list-item>
          <text:p text:style-name="P108"><text:span text:style-name="T109">modosit.c:<text:s/></text:span><text:span text:style-name="T110">Működésben a keresés és a hozzáadás szerelemgyereke, de program</text:span><text:span text:style-name="T111">szinten nincs közük egymáshoz, szerintem így tisztábban követhetőek. A függvények a megszokott beolvasás után, egy egyszerű láncolt listán végigmenetel közben megkeresik a szükséges adatot, amennyiben ez megvan, akkor lehet a módosítható adatokat újraírni.</text:span><text:span text:style-name="T112"><text:s/>A módosított adatok, vagyis módosított láncoltlista kiírásra kerül a fájlba, majd felszabadul a memória a megfelelő függvénnyel.</text:span><text:span text:style-name="T113"><text:s/></text:span><text:span text:style-name="T114">A függvények nem adnak vissza értéket és hívásuk során sincs szükségük paraméterekre</text:span><text:span text:style-name="T115">, ellenben ők többször hívnak meg más függvényeket</text:span><text:span text:style-name="T116">, ezen kívül minden esetben visszajelzést adnak a műveletek sikerességéről/sikertelenségéről.</text:span><text:span text:style-name="T117"><text:s/>Képesek kezelni az elem nélküli(NULL, a while „ellenőrzi”)listákat.</text:span></text:p>
        </text:list-item>
        <text:list-item>
          <text:p text:style-name="P118"><text:span text:style-name="T119">torol.c:<text:s/></text:span><text:span text:style-name="T120">Hasonló a kereséshez, de itt sincs összekötve programszinten. Beolvasás után a láncolt listán végigmenve, a megfelelő</text:span><text:span text:style-name="T121"><text:s/>adat alapján megkeresésre kerül a törlendő elem, amely törlésre kerül a láncolt listából(akkor is működik, ha első, utolsó, illetve ha egyik sem a keresett elem). Ezek után egyből fájlba íródik az új láncolt lista és felszabadítódik a memória.</text:span><text:span text:style-name="T122"><text:s/></text:span><text:span text:style-name="T123">A függvények nem adnak vissza értéket és hívásuk során sincs szükségük paraméterekre</text:span><text:span text:style-name="T124">, ellenben ők többször hívnak meg más függvényeket</text:span><text:span text:style-name="T125">, ezen kívül minden esetben visszajelzést adnak a műveletek sikerességéről/sikertelenségéről.</text:span><text:span text:style-name="T126"><text:s/>Képesek kezelni az elem nélküli(NULL, a while „ellenőrzi”)listákat</text:span><text:span text:style-name="T127">, akár elem nélküli listával is meghívhatják a kiírós függvényt(ez ott van kezelve)</text:span><text:span text:style-name="T128">.</text:span></text:p>
        </text:list-item>
      </text:list>
      <text:p text:style-name="P129"/>
      <text:list text:style-name="LFO2" text:continue-numbering="true">
        <text:list-item>
          <text:p text:style-name="P130">Egyéb:</text:p>
          <text:list text:continue-numbering="true">
            <text:list-item>
              <text:p text:style-name="P131"><text:span text:style-name="T132">deb</text:span><text:span text:style-name="T133">ugmalloc.h</text:span><text:span text:style-name="T134">: Minden forrásfájlban szerepel, segítségével leellenőrizhetőek a memóriával kapcsolatos műveletek. Az ellenőrzés során minden működik, a memóriaműveltek tökéletesek.</text:span></text:p>
            </text:list-item>
            <text:list-item>
              <text:p text:style-name="P135"><text:span text:style-name="T136">fejlécfájlok(.h):<text:s/></text:span><text:span text:style-name="T137">Értelemszerűen működnek, minden forrásfájlnak megvan a sajátj</text:span><text:span text:style-name="T138">a. Minden forrásfájlban a megfelelő fejlécfájl került beillesztésre(ezt abból is lehet tudni, hogy nem dobál fel állandóan warningokat).</text:span></text:p>
            </text:list-item>
            <text:list-item>
              <text:p text:style-name="P139"><text:span text:style-name="T140">string.h, stdbool.h könyvtárak:<text:s/></text:span><text:span text:style-name="T141">Abban az esetben kerültek beillesztésre, amikor szükség volt rájuk(bool esetén-&gt;ezek ál</text:span><text:span text:style-name="T142">talában a hibaüzenetek miatt kerültek beépítésre, illetve sztringfüggvények esetén(strcmp), mely az összes kereséssel kapcsolatos függvénybe be van építve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nabas Sagi</meta:initial-creator>
    <dc:creator>Barnabas Sagi</dc:creator>
    <meta:creation-date>2020-11-14T16:32:00Z</meta:creation-date>
    <dc:date>2020-12-01T09:00:00Z</dc:date>
    <meta:template xlink:href="Normal" xlink:type="simple"/>
    <meta:editing-cycles>31</meta:editing-cycles>
    <meta:editing-duration>PT5760S</meta:editing-duration>
    <meta:document-statistic meta:page-count="3" meta:paragraph-count="16" meta:word-count="1047" meta:character-count="8261" meta:row-count="60" meta:non-whitespace-character-count="7230"/>
  </office:meta>
</office:document-meta>
</file>